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ro1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a0101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imbus Sans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imbus Sans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3" style:family="text">
      <style:text-properties style:font-name="Arial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Noto Sans Devanagari" style:font-name-asian="Nimbus Sans" style:language-complex="hi" style:country-complex="IN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/>
    </style:style>
    <style:style style:name="T4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Noto Sans Devanagari" style:font-name-asian="Nimbus Sans" style:language-complex="hi" style:country-complex="IN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font-name="Calib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tage</text:p>
          </table:table-cell>
          <table:table-cell table:style-name="ce3" office:value-type="string" calcext:value-type="string">
            <text:p>age</text:p>
          </table:table-cell>
          <table:table-cell office:value-type="string" calcext:value-type="string">
            <text:p>Bres.class</text:p>
          </table:table-cell>
          <table:table-cell office:value-type="string" calcext:value-type="string">
            <text:p><text:span text:style-name="T1">prim.</text:span><text:span text:style-name="T2">trunk</text:span></text:p>
          </table:table-cell>
          <table:table-cell table:style-name="ce5" office:value-type="string" calcext:value-type="string">
            <text:p>prim.head/neck</text:p>
          </table:table-cell>
          <table:table-cell office:value-type="string" calcext:value-type="string">
            <text:p>prim.extremity.upper</text:p>
          </table:table-cell>
          <table:table-cell table:style-name="ce6" office:value-type="string" calcext:value-type="string">
            <text:p>prim.extremity.lower</text:p>
          </table:table-cell>
          <table:table-cell office:value-type="string" calcext:value-type="string">
            <text:p>prim.other</text:p>
          </table:table-cell>
          <table:table-cell office:value-type="string" calcext:value-type="string">
            <text:p><text:span text:style-name="T3">spread.</text:span><text:span text:style-name="T4">trunk</text:span></text:p>
          </table:table-cell>
          <table:table-cell table:style-name="ce5" office:value-type="string" calcext:value-type="string">
            <text:p>spread.head/neck</text:p>
          </table:table-cell>
          <table:table-cell office:value-type="string" calcext:value-type="string">
            <text:p>spread.extremity.upper</text:p>
          </table:table-cell>
          <table:table-cell table:style-name="ce6" office:value-type="string" calcext:value-type="string">
            <text:p>spread.extremity.lower</text:p>
          </table:table-cell>
          <table:table-cell office:value-type="string" calcext:value-type="string">
            <text:p>spread.other</text:p>
          </table:table-cell>
          <table:table-cell office:value-type="string" calcext:value-type="string">
            <text:p>BRAF</text:p>
          </table:table-cell>
          <table:table-cell office:value-type="string" calcext:value-type="string">
            <text:p>NRAS</text:p>
          </table:table-cell>
          <table:table-cell office:value-type="string" calcext:value-type="string">
            <text:p>dead by melanoma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MM1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" calcext:value-type="float">
            <text:p>6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2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3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5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6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" calcext:value-type="float">
            <text:p>6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7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8" calcext:value-type="float">
            <text:p>6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8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9" calcext:value-type="float">
            <text:p>7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9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1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12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" calcext:value-type="float">
            <text:p>8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13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14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" calcext:value-type="float">
            <text:p>6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15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" calcext:value-type="float">
            <text:p>6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16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17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" calcext:value-type="float">
            <text:p>7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18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19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21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" calcext:value-type="float">
            <text:p>7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22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23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" calcext:value-type="float">
            <text:p>7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24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" calcext:value-type="float">
            <text:p>6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25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" calcext:value-type="float">
            <text:p>7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26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27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" calcext:value-type="float">
            <text:p>6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28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3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31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" calcext:value-type="float">
            <text:p>6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32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" calcext:value-type="float">
            <text:p>8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34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" calcext:value-type="float">
            <text:p>6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35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36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37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39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40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41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43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46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" calcext:value-type="float">
            <text:p>7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48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51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52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8" calcext:value-type="float">
            <text:p>6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54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55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" calcext:value-type="float">
            <text:p>7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56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" calcext:value-type="float">
            <text:p>7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57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58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59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60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6" calcext:value-type="float">
            <text:p>7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61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62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63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64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" calcext:value-type="float">
            <text:p>7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/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65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66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" calcext:value-type="float">
            <text:p>7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67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" calcext:value-type="float">
            <text:p>6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68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" calcext:value-type="float">
            <text:p>6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69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" calcext:value-type="float">
            <text:p>7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7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71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" calcext:value-type="float">
            <text:p>6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72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73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" calcext:value-type="float">
            <text:p>7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74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" calcext:value-type="float">
            <text:p>7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75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76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77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78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" calcext:value-type="float">
            <text:p>7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79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80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" calcext:value-type="float">
            <text:p>7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81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82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" calcext:value-type="float">
            <text:p>7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83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84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85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86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" calcext:value-type="float">
            <text:p>7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87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88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" calcext:value-type="float">
            <text:p>7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89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" calcext:value-type="float">
            <text:p>7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9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" calcext:value-type="float">
            <text:p>7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91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" calcext:value-type="float">
            <text:p>8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92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93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94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95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96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97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" calcext:value-type="float">
            <text:p>7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/>
          <table:table-cell table:number-columns-repeated="4" table:style-name="ce4" office:value-type="string" calcext:value-type="string">
            <text:p>0</text:p>
          </table:table-cell>
          <table:table-cell table:style-name="ce4" table:number-columns-repeated="5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98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" calcext:value-type="float">
            <text:p>7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98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99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100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101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102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103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104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106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" calcext:value-type="float">
            <text:p>7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107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108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8" calcext:value-type="float">
            <text:p>8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109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" calcext:value-type="float">
            <text:p>7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11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111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113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114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115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116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" calcext:value-type="float">
            <text:p>7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117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" calcext:value-type="float">
            <text:p>6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118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9" calcext:value-type="float">
            <text:p>8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119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120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" calcext:value-type="float">
            <text:p>8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121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6" calcext:value-type="float">
            <text:p>7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122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123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124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2" office:value-type="string" calcext:value-type="string">
            <text:p>MM86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7"/>
          <table:table-cell table:number-columns-repeated="1003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31">
          <table:table-cell table:number-columns-repeated="3"/>
          <table:table-cell table:style-name="ce3"/>
          <table:table-cell table:number-columns-repeated="1020"/>
        </table:table-row>
        <table:table-row table:style-name="ro1" table:number-rows-repeated="10482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language="pt" fo:country="BR" style:font-name-asian="Nimbus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1T18:48:33.859532553</meta:creation-date>
    <dc:date>2021-01-01T18:51:28.565872807</dc:date>
    <meta:editing-duration>PT2M55S</meta:editing-duration>
    <meta:editing-cycles>1</meta:editing-cycles>
    <meta:document-statistic meta:table-count="1" meta:cell-count="2010" meta:object-count="0"/>
    <meta:generator>LibreOffice/7.0.4.2$Linux_X86_64 LibreOffice_project/00$Build-2</meta:generator>
  </office:meta>
</office:document-meta>
</file>